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9M35.000S" table:style-name="ce9">
            <text:p>11:09:35</text:p>
          </table:table-cell>
          <table:table-cell office:value-type="string" table:style-name="ce12">
            <text:p>Last</text:p>
          </table:table-cell>
          <table:table-cell office:value-type="time" office:time-value="PT11H11M35.000S" table:style-name="ce9">
            <text:p>11:11:3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5600000000000005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0.379999999999995" table:style-name="ce14">
            <text:p>40.4</text:p>
          </table:table-cell>
          <table:table-cell office:value-type="float" office:value="11.8" table:style-name="ce14">
            <text:p>11.8</text:p>
          </table:table-cell>
          <table:table-cell office:value-type="float" office:value="0.04" table:style-name="ce14">
            <text:p>0.0</text:p>
          </table:table-cell>
          <table:table-cell office:value-type="float" office:value="47.760000000000005" table:style-name="ce14">
            <text:p>47.8</text:p>
          </table:table-cell>
          <table:table-cell office:value-type="float" office:value="52.180000000000007" table:style-name="ce14">
            <text:p>5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6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6.8" table:style-name="ce14">
            <text:p>76.8</text:p>
          </table:table-cell>
          <table:table-cell office:value-type="float" office:value="19.7" table:style-name="ce14">
            <text:p>19.7</text:p>
          </table:table-cell>
          <table:table-cell office:value-type="float" office:value="0.1" table:style-name="ce14">
            <text:p>0.1</text:p>
          </table:table-cell>
          <table:table-cell office:value-type="float" office:value="97.2" table:style-name="ce14">
            <text:p>97.2</text:p>
          </table:table-cell>
          <table:table-cell office:value-type="float" office:value="92.9" table:style-name="ce14">
            <text:p>92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467H11M5.000S" table:style-name="ce9">
            <text:p>11:11:0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019316493313523" table:style-name="ce14">
            <text:p>1.9</text:p>
          </table:table-cell>
          <table:table-cell office:value-type="float" office:value="1.6694915254237286" table:style-name="ce14">
            <text:p>1.7</text:p>
          </table:table-cell>
          <table:table-cell office:value-type="float" office:value="2.5" table:style-name="ce14">
            <text:p>2.5</text:p>
          </table:table-cell>
          <table:table-cell office:value-type="float" office:value="2.0351758793969847" table:style-name="ce14">
            <text:p>2.0</text:p>
          </table:table-cell>
          <table:table-cell office:value-type="float" office:value="1.7803756228440013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4.47" table:style-name="ce13">
            <text:p>15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0T00:00:00" table:style-name="ce5">
            <text:p>20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9.340S" table:style-name="ce6">
            <text:p>00:11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25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0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1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30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6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94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6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59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19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62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93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0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3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68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80178 0 15921 1558927 6978 0 46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3000 0 5270 383662 1908 0 22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3589 0 4379 385899 2606 0 9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7442 0 3416 393134 1718 0 79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6145 0 2854 396230 745 0 6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12463 48 649 0 0 0 0 2 0 1 0 0 0 477 0 16702 64 0 0 0 0 0 0 0 22 0 0 0 0 0 0 0 0 13367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107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89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236122 0 424994 35575 6355771 16742 0 619 128112 295 274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634187580 6307226 <text:s text:c="3"/>0 <text:s text:c="3"/>0 <text:s text:c="3"/>0 <text:s text:c="4"/>0 <text:s text:c="9"/>0 <text:s text:c="8"/>0 3634187580 630722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736787 <text:s text:c="2"/>66826 <text:s text:c="3"/>0 <text:s text:c="3"/>0 <text:s text:c="3"/>0 <text:s text:c="4"/>0 <text:s text:c="9"/>0 <text:s text:c="8"/>0 126273313 <text:s text:c="2"/>9619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59 10907 729342 243348 4738 124512 1037264 1800184 0 76456 204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56 10877 728290 242732 4738 124512 1037264 1800184 0 76268 2046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81 128868 21 20 4 53 28 44 20 0 1 0 4 2928640 398 4294967295 3543040 3642876 0 0 0 0 0 4096 536946211 4294967295 0 0 0 1 0 0 18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8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682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619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736787 (7.7 MB) <text:s/>TX bytes:126273313 (126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30722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30722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34187580 (3.6 GB) <text:s/>TX bytes:3634187580 (3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1 <text:s text:c="5"/>2889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31.4" table:style-name="ce1">
            <text:p>31.4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6.6" table:style-name="ce1">
            <text:p>3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6.8" table:style-name="ce1">
            <text:p>76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2.9" table:style-name="ce1">
            <text:p>9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52.8" table:style-name="ce1">
            <text:p>52.8</text:p>
          </table:table-cell>
          <table:table-cell office:value-type="float" office:value="19.7" table:style-name="ce1">
            <text:p>19.7</text:p>
          </table:table-cell>
          <table:table-cell office:value-type="float" office:value="0.1" table:style-name="ce1">
            <text:p>0.1</text:p>
          </table:table-cell>
          <table:table-cell office:value-type="float" office:value="27.4" table:style-name="ce1">
            <text:p>27.4</text:p>
          </table:table-cell>
          <table:table-cell office:value-type="float" office:value="72.5" table:style-name="ce1">
            <text:p>7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1" table:style-name="ce1">
            <text:p>0.1</text:p>
          </table:table-cell>
          <table:table-cell office:value-type="float" office:value="43.8" table:style-name="ce1">
            <text:p>43.8</text:p>
          </table:table-cell>
          <table:table-cell office:value-type="float" office:value="56.1" table:style-name="ce1">
            <text:p>5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379999999999995" table:style-name="ce1">
            <text:p>40.38</text:p>
          </table:table-cell>
          <table:table-cell office:value-type="float" office:value="11.8" table:style-name="ce1">
            <text:p>11.8</text:p>
          </table:table-cell>
          <table:table-cell office:value-type="float" office:value="0.04" table:style-name="ce1">
            <text:p>0.04</text:p>
          </table:table-cell>
          <table:table-cell office:value-type="float" office:value="47.760000000000005" table:style-name="ce1">
            <text:p>47.76</text:p>
          </table:table-cell>
          <table:table-cell office:value-type="float" office:value="52.180000000000007" table:style-name="ce1">
            <text:p>52.18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9.700000000000003" table:style-name="ce11">
            <text:p>39.7</text:p>
          </table:table-cell>
          <table:table-cell office:value-type="float" office:value="11.34" table:style-name="ce11">
            <text:p>11.3</text:p>
          </table:table-cell>
          <table:table-cell office:value-type="float" office:value="0.18" table:style-name="ce11">
            <text:p>0.2</text:p>
          </table:table-cell>
          <table:table-cell office:value-type="float" office:value="48.8" table:style-name="ce11">
            <text:p>4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1.96" table:style-name="ce11">
            <text:p>42.0</text:p>
          </table:table-cell>
          <table:table-cell office:value-type="float" office:value="11.94" table:style-name="ce11">
            <text:p>11.9</text:p>
          </table:table-cell>
          <table:table-cell office:value-type="float" office:value="0.12" table:style-name="ce11">
            <text:p>0.1</text:p>
          </table:table-cell>
          <table:table-cell office:value-type="float" office:value="46" table:style-name="ce11">
            <text:p>46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0.179999999999993" table:style-name="ce11">
            <text:p>40.2</text:p>
          </table:table-cell>
          <table:table-cell office:value-type="float" office:value="12.219999999999999" table:style-name="ce11">
            <text:p>12.2</text:p>
          </table:table-cell>
          <table:table-cell office:value-type="float" office:value="0.1" table:style-name="ce11">
            <text:p>0.1</text:p>
          </table:table-cell>
          <table:table-cell office:value-type="float" office:value="47.48" table:style-name="ce11">
            <text:p>4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1.919999999999995" table:style-name="ce11">
            <text:p>41.9</text:p>
          </table:table-cell>
          <table:table-cell office:value-type="float" office:value="11.66" table:style-name="ce11">
            <text:p>11.7</text:p>
          </table:table-cell>
          <table:table-cell office:value-type="float" office:value="0.1" table:style-name="ce11">
            <text:p>0.1</text:p>
          </table:table-cell>
          <table:table-cell office:value-type="float" office:value="46.36" table:style-name="ce11">
            <text:p>46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0" table:style-name="ce1">
            <text:p>0</text:p>
          </table:table-cell>
          <table:table-cell office:value-type="float" office:value="57.8" table:style-name="ce1">
            <text:p>57.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0" table:style-name="ce1">
            <text:p>0</text:p>
          </table:table-cell>
          <table:table-cell office:value-type="float" office:value="1378.4" table:style-name="ce1">
            <text:p>1378.4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0" table:style-name="ce1">
            <text:p>0</text:p>
          </table:table-cell>
          <table:table-cell office:value-type="float" office:value="3005.4" table:style-name="ce1">
            <text:p>3005.4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0" table:style-name="ce1">
            <text:p>0</text:p>
          </table:table-cell>
          <table:table-cell office:value-type="float" office:value="707.4" table:style-name="ce1">
            <text:p>707.4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29.8" table:formula="msoxl:=AVERAGE(C2:C6)" table:style-name="ce8">
            <text:p>1029.8</text:p>
          </table:table-cell>
          <table:table-cell office:value-type="float" office:value="5.5600000000000005" table:formula="msoxl:=AVERAGE(D2:D6)" table:style-name="ce8">
            <text:p>5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1191.2470615653526" table:formula="msoxl:=IF(C8=0,0,MAX(SUMPRODUCT(C2:C6,C2:C6)/SUM(C2:C6)-C8,0))" table:style-name="ce8">
            <text:p>1191.2</text:p>
          </table:table-cell>
          <table:table-cell office:value-type="float" office:value="4.0356834532374091" table:formula="msoxl:=IF(D8=0,0,MAX(SUMPRODUCT(D2:D6,D2:D6)/SUM(D2:D6)-D8,0))" table:style-name="ce8">
            <text:p>4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784.35293843464751" table:formula="msoxl:=ABS(MAX(C2:C6)-C8-C9)" table:style-name="ce8">
            <text:p>784.4</text:p>
          </table:table-cell>
          <table:table-cell office:value-type="float" office:value="4.0043165467625901" table:formula="msoxl:=ABS(MAX(D2:D6)-D8-D9)" table:style-name="ce8">
            <text:p>4.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" table:style-name="ce1">
            <text:p>56</text:p>
          </table:table-cell>
          <table:table-cell table:number-columns-repeated="1612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184.6" table:style-name="ce1">
            <text:p>184.6</text:p>
          </table:table-cell>
          <table:table-cell office:value-type="float" office:value="184.6" table:style-name="ce1">
            <text:p>18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9.2" table:style-name="ce1">
            <text:p>369.2</text:p>
          </table:table-cell>
          <table:table-cell table:number-columns-repeated="1612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2" table:style-name="ce1">
            <text:p>442</text:p>
          </table:table-cell>
          <table:table-cell table:number-columns-repeated="1612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149.5" table:style-name="ce1">
            <text:p>149.5</text:p>
          </table:table-cell>
          <table:table-cell office:value-type="float" office:value="149.5" table:style-name="ce1">
            <text:p>14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9" table:style-name="ce1">
            <text:p>29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6.62" table:formula="msoxl:=AVERAGE(B2:B6)" table:style-name="ce8">
            <text:p>116.6</text:p>
          </table:table-cell>
          <table:table-cell office:value-type="float" office:value="116.62" table:formula="msoxl:=AVERAGE(C2:C6)" table:style-name="ce8">
            <text:p>116.6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5.256882181444013" table:formula="msoxl:=IF(B8=0,0,MAX(SUMPRODUCT(B2:B6,B2:B6)/SUM(B2:B6)-B8,0))" table:style-name="ce8">
            <text:p>65.3</text:p>
          </table:table-cell>
          <table:table-cell office:value-type="float" office:value="65.256882181444013" table:formula="msoxl:=IF(C8=0,0,MAX(SUMPRODUCT(C2:C6,C2:C6)/SUM(C2:C6)-C8,0))" table:style-name="ce8">
            <text:p>65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.123117818555983" table:formula="msoxl:=ABS(MAX(B2:B6)-B8-B9)" table:style-name="ce8">
            <text:p>39.1</text:p>
          </table:table-cell>
          <table:table-cell office:value-type="float" office:value="39.123117818555983" table:formula="msoxl:=ABS(MAX(C2:C6)-C8-C9)" table:style-name="ce8">
            <text:p>39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1.87688218144402" table:formula="msoxl:=B8+ B9" table:style-name="ce8">
            <text:p>181.9</text:p>
          </table:table-cell>
          <table:table-cell office:value-type="float" office:value="181.87688218144402" table:formula="msoxl:=C8+ C9" table:style-name="ce8">
            <text:p>181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3.6" table:style-name="ce1">
            <text:p>3.6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1" table:style-name="ce1">
            <text:p>7.1</text:p>
          </table:table-cell>
          <table:table-cell table:number-columns-repeated="1612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7000000000000002" table:style-name="ce1">
            <text:p>1.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54" table:formula="msoxl:=AVERAGE(B2:B6)" table:style-name="ce8">
            <text:p>1.5</text:p>
          </table:table-cell>
          <table:table-cell office:value-type="float" office:value="1.54" table:formula="msoxl:=AVERAGE(C2:C6)" table:style-name="ce8">
            <text:p>1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067532467532469" table:formula="msoxl:=IF(B8=0,0,MAX(SUMPRODUCT(B2:B6,B2:B6)/SUM(B2:B6)-B8,0))" table:style-name="ce8">
            <text:p>1.4</text:p>
          </table:table-cell>
          <table:table-cell office:value-type="float" office:value="1.3366233766233764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5324675324675319" table:formula="msoxl:=ABS(MAX(B2:B6)-B8-B9)" table:style-name="ce8">
            <text:p>0.7</text:p>
          </table:table-cell>
          <table:table-cell office:value-type="float" office:value="0.62337662337662358" table:formula="msoxl:=ABS(MAX(C2:C6)-C8-C9)" table:style-name="ce8">
            <text:p>0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9467532467532469" table:formula="msoxl:=B8+ B9" table:style-name="ce8">
            <text:p>2.9</text:p>
          </table:table-cell>
          <table:table-cell office:value-type="float" office:value="2.8766233766233764" table:formula="msoxl:=C8+ C9" table:style-name="ce8">
            <text:p>2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28.9" table:style-name="ce1">
            <text:p>28.9</text:p>
          </table:table-cell>
          <table:table-cell office:value-type="float" office:value="28.9" table:style-name="ce1">
            <text:p>2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.8" table:style-name="ce1">
            <text:p>57.8</text:p>
          </table:table-cell>
          <table:table-cell table:number-columns-repeated="1612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689.2" table:style-name="ce1">
            <text:p>689.2</text:p>
          </table:table-cell>
          <table:table-cell office:value-type="float" office:value="689.2" table:style-name="ce1">
            <text:p>6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8.4" table:style-name="ce1">
            <text:p>1378.4</text:p>
          </table:table-cell>
          <table:table-cell table:number-columns-repeated="1612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1502.7" table:style-name="ce1">
            <text:p>1502.7</text:p>
          </table:table-cell>
          <table:table-cell office:value-type="float" office:value="1502.7" table:style-name="ce1">
            <text:p>150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05.4" table:style-name="ce1">
            <text:p>3005.4</text:p>
          </table:table-cell>
          <table:table-cell table:number-columns-repeated="1612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353.7" table:style-name="ce1">
            <text:p>353.7</text:p>
          </table:table-cell>
          <table:table-cell office:value-type="float" office:value="353.7" table:style-name="ce1">
            <text:p>35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7.4" table:style-name="ce1">
            <text:p>70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14.9" table:formula="msoxl:=AVERAGE(B2:B6)" table:style-name="ce8">
            <text:p>514.9</text:p>
          </table:table-cell>
          <table:table-cell office:value-type="float" office:value="514.9" table:formula="msoxl:=AVERAGE(C2:C6)" table:style-name="ce8">
            <text:p>514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95.62353078267631" table:formula="msoxl:=IF(B8=0,0,MAX(SUMPRODUCT(B2:B6,B2:B6)/SUM(B2:B6)-B8,0))" table:style-name="ce8">
            <text:p>595.6</text:p>
          </table:table-cell>
          <table:table-cell office:value-type="float" office:value="595.62353078267631" table:formula="msoxl:=IF(C8=0,0,MAX(SUMPRODUCT(C2:C6,C2:C6)/SUM(C2:C6)-C8,0))" table:style-name="ce8">
            <text:p>595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2.17646921732376" table:formula="msoxl:=ABS(MAX(B2:B6)-B8-B9)" table:style-name="ce8">
            <text:p>392.2</text:p>
          </table:table-cell>
          <table:table-cell office:value-type="float" office:value="392.17646921732376" table:formula="msoxl:=ABS(MAX(C2:C6)-C8-C9)" table:style-name="ce8">
            <text:p>392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10.5235307826763" table:formula="msoxl:=B8+ B9" table:style-name="ce8">
            <text:p>1110.5</text:p>
          </table:table-cell>
          <table:table-cell office:value-type="float" office:value="1110.5235307826763" table:formula="msoxl:=C8+ C9" table:style-name="ce8">
            <text:p>1110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7800000000000002" table:formula="msoxl:=AVERAGE(B2:B6)" table:style-name="ce8">
            <text:p>2.8</text:p>
          </table:table-cell>
          <table:table-cell office:value-type="float" office:value="2.7800000000000002" table:formula="msoxl:=AVERAGE(C2:C6)" table:style-name="ce8">
            <text:p>2.8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178417266187045" table:formula="msoxl:=IF(B8=0,0,MAX(SUMPRODUCT(B2:B6,B2:B6)/SUM(B2:B6)-B8,0))" table:style-name="ce8">
            <text:p>2.0</text:p>
          </table:table-cell>
          <table:table-cell office:value-type="float" office:value="2.0178417266187045" table:formula="msoxl:=IF(C8=0,0,MAX(SUMPRODUCT(C2:C6,C2:C6)/SUM(C2:C6)-C8,0))" table:style-name="ce8">
            <text:p>2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02158273381295" table:formula="msoxl:=ABS(MAX(B2:B6)-B8-B9)" table:style-name="ce8">
            <text:p>2.0</text:p>
          </table:table-cell>
          <table:table-cell office:value-type="float" office:value="2.002158273381295" table:formula="msoxl:=ABS(MAX(C2:C6)-C8-C9)" table:style-name="ce8">
            <text:p>2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7978417266187048" table:formula="msoxl:=B8+ B9" table:style-name="ce8">
            <text:p>4.8</text:p>
          </table:table-cell>
          <table:table-cell office:value-type="float" office:value="4.7978417266187048" table:formula="msoxl:=C8+ C9" table:style-name="ce8">
            <text:p>4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4" table:formula="msoxl:=AVERAGE(B2:B6)" table:style-name="ce8">
            <text:p>57.5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539798401116741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5884602015988918" table:formula="msoxl:=ABS(MAX(B2:B6)-B8-B9)" table:style-name="ce8">
            <text:p>0.5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2.1000000000004" table:style-name="ce1">
            <text:p>4322.1</text:p>
          </table:table-cell>
          <table:table-cell office:value-type="float" office:value="3632.4" table:style-name="ce1">
            <text:p>3632.4</text:p>
          </table:table-cell>
          <table:table-cell office:value-type="float" office:value="689.7" table:style-name="ce1">
            <text:p>68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5" table:style-name="ce1">
            <text:p>685</text:p>
          </table:table-cell>
          <table:table-cell office:value-type="float" office:value="2275.6999999999998" table:style-name="ce1">
            <text:p>2275.7</text:p>
          </table:table-cell>
          <table:table-cell office:value-type="float" office:value="-1" table:style-name="ce1">
            <text:p>-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416" table:style-name="ce1">
            <text:p>416</text:p>
          </table:table-cell>
          <table:table-cell table:number-columns-repeated="1636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94.3999999999996" table:style-name="ce1">
            <text:p>4294.4</text:p>
          </table:table-cell>
          <table:table-cell office:value-type="float" office:value="3606.2" table:style-name="ce1">
            <text:p>3606.2</text:p>
          </table:table-cell>
          <table:table-cell office:value-type="float" office:value="688.1" table:style-name="ce1">
            <text:p>68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3" table:style-name="ce1">
            <text:p>704.3</text:p>
          </table:table-cell>
          <table:table-cell office:value-type="float" office:value="2288" table:style-name="ce1">
            <text:p>2288</text:p>
          </table:table-cell>
          <table:table-cell office:value-type="float" office:value="-1" table:style-name="ce1">
            <text:p>-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430.2" table:style-name="ce1">
            <text:p>430.2</text:p>
          </table:table-cell>
          <table:table-cell table:number-columns-repeated="1636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3.1000000000004" table:style-name="ce1">
            <text:p>4283.1</text:p>
          </table:table-cell>
          <table:table-cell office:value-type="float" office:value="3595.1" table:style-name="ce1">
            <text:p>3595.1</text:p>
          </table:table-cell>
          <table:table-cell office:value-type="float" office:value="688" table:style-name="ce1">
            <text:p>68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.4" table:style-name="ce1">
            <text:p>710.4</text:p>
          </table:table-cell>
          <table:table-cell office:value-type="float" office:value="2294.8000000000002" table:style-name="ce1">
            <text:p>2294.8</text:p>
          </table:table-cell>
          <table:table-cell office:value-type="float" office:value="-1" table:style-name="ce1">
            <text:p>-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434.7" table:style-name="ce1">
            <text:p>434.7</text:p>
          </table:table-cell>
          <table:table-cell table:number-columns-repeated="1636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06.5" table:style-name="ce1">
            <text:p>4106.5</text:p>
          </table:table-cell>
          <table:table-cell office:value-type="float" office:value="3419.4" table:style-name="ce1">
            <text:p>3419.4</text:p>
          </table:table-cell>
          <table:table-cell office:value-type="float" office:value="687.1" table:style-name="ce1">
            <text:p>68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8" table:style-name="ce1">
            <text:p>741.8</text:p>
          </table:table-cell>
          <table:table-cell office:value-type="float" office:value="2465.5" table:style-name="ce1">
            <text:p>2465.5</text:p>
          </table:table-cell>
          <table:table-cell office:value-type="float" office:value="-1" table:style-name="ce1">
            <text:p>-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438.9" table:style-name="ce1">
            <text:p>438.9</text:p>
          </table:table-cell>
          <table:table-cell table:number-columns-repeated="1636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45.3" table:style-name="ce1">
            <text:p>4145.3</text:p>
          </table:table-cell>
          <table:table-cell office:value-type="float" office:value="3457.9" table:style-name="ce1">
            <text:p>3457.9</text:p>
          </table:table-cell>
          <table:table-cell office:value-type="float" office:value="687.4" table:style-name="ce1">
            <text:p>68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446.1999999999998" table:style-name="ce1">
            <text:p>2446.2</text:p>
          </table:table-cell>
          <table:table-cell office:value-type="float" office:value="-1" table:style-name="ce1">
            <text:p>-1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419" table:style-name="ce1">
            <text:p>419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2769.3" table:style-name="ce1">
            <text:p>2769.3</text:p>
          </table:table-cell>
          <table:table-cell office:value-type="float" office:value="185.8" table:style-name="ce1">
            <text:p>185.8</text:p>
          </table:table-cell>
          <table:table-cell office:value-type="float" office:value="2769.3" table:style-name="ce1">
            <text:p>2769.3</text:p>
          </table:table-cell>
          <table:table-cell office:value-type="float" office:value="649.70000000000005" table:style-name="ce1">
            <text:p>649.7</text:p>
          </table:table-cell>
          <table:table-cell office:value-type="float" office:value="5538.6" table:style-name="ce1">
            <text:p>5538.6</text:p>
          </table:table-cell>
          <table:table-cell office:value-type="float" office:value="835.5" table:style-name="ce1">
            <text:p>835.5</text:p>
          </table:table-cell>
          <table:table-cell office:value-type="float" office:value="2955.1000000000004" table:style-name="ce1">
            <text:p>2955.1</text:p>
          </table:table-cell>
          <table:table-cell office:value-type="float" office:value="-3419" table:style-name="ce1">
            <text:p>-3419</text:p>
          </table:table-cell>
          <table:table-cell table:number-columns-repeated="16375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11397.3" table:style-name="ce1">
            <text:p>11397.3</text:p>
          </table:table-cell>
          <table:table-cell office:value-type="float" office:value="12.9" table:style-name="ce1">
            <text:p>12.9</text:p>
          </table:table-cell>
          <table:table-cell office:value-type="float" office:value="11397.3" table:style-name="ce1">
            <text:p>11397.3</text:p>
          </table:table-cell>
          <table:table-cell office:value-type="float" office:value="269.3" table:style-name="ce1">
            <text:p>269.3</text:p>
          </table:table-cell>
          <table:table-cell office:value-type="float" office:value="22794.6" table:style-name="ce1">
            <text:p>22794.6</text:p>
          </table:table-cell>
          <table:table-cell office:value-type="float" office:value="282.2" table:style-name="ce1">
            <text:p>282.2</text:p>
          </table:table-cell>
          <table:table-cell office:value-type="float" office:value="11410.199999999999" table:style-name="ce1">
            <text:p>11410.2</text:p>
          </table:table-cell>
          <table:table-cell office:value-type="float" office:value="-11666.599999999999" table:style-name="ce1">
            <text:p>-11666.6</text:p>
          </table:table-cell>
          <table:table-cell table:number-columns-repeated="16375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4782.8" table:style-name="ce1">
            <text:p>4782.8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4782.8" table:style-name="ce1">
            <text:p>4782.8</text:p>
          </table:table-cell>
          <table:table-cell office:value-type="float" office:value="1009.1" table:style-name="ce1">
            <text:p>1009.1</text:p>
          </table:table-cell>
          <table:table-cell office:value-type="float" office:value="9565.6" table:style-name="ce1">
            <text:p>9565.6</text:p>
          </table:table-cell>
          <table:table-cell office:value-type="float" office:value="1047.4000000000001" table:style-name="ce1">
            <text:p>1047.4</text:p>
          </table:table-cell>
          <table:table-cell office:value-type="float" office:value="4821.1000000000004" table:style-name="ce1">
            <text:p>4821.1</text:p>
          </table:table-cell>
          <table:table-cell office:value-type="float" office:value="-5791.9000000000005" table:style-name="ce1">
            <text:p>-5791.9</text:p>
          </table:table-cell>
          <table:table-cell table:number-columns-repeated="16375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float" office:value="425.8" table:style-name="ce1">
            <text:p>425.8</text:p>
          </table:table-cell>
          <table:table-cell office:value-type="float" office:value="0" table:style-name="ce1">
            <text:p>0</text:p>
          </table:table-cell>
          <table:table-cell office:value-type="float" office:value="453.5" table:style-name="ce1">
            <text:p>453.5</text:p>
          </table:table-cell>
          <table:table-cell office:value-type="float" office:value="27.7" table:style-name="ce1">
            <text:p>27.7</text:p>
          </table:table-cell>
          <table:table-cell office:value-type="float" office:value="-425.8" table:style-name="ce1">
            <text:p>-425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89.8799999999997" table:formula="msoxl:=AVERAGE(B2:B6)" table:style-name="ce8">
            <text:p>3789.9</text:p>
          </table:table-cell>
          <table:table-cell office:value-type="float" office:value="52.98" table:formula="msoxl:=AVERAGE(C2:C6)" table:style-name="ce8">
            <text:p>53.0</text:p>
          </table:table-cell>
          <table:table-cell office:value-type="float" office:value="3789.8799999999997" table:formula="msoxl:=AVERAGE(D2:D6)" table:style-name="ce8">
            <text:p>3789.9</text:p>
          </table:table-cell>
          <table:table-cell office:value-type="float" office:value="470.82000000000005" table:formula="msoxl:=AVERAGE(E2:E6)" table:style-name="ce8">
            <text:p>470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677.0184569432276" table:formula="msoxl:=IF(B8=0,0,MAX(SUMPRODUCT(B2:B6,B2:B6)/SUM(B2:B6)-B8,0))" table:style-name="ce8">
            <text:p>4677.0</text:p>
          </table:table-cell>
          <table:table-cell office:value-type="float" office:value="86.401917704794329" table:formula="msoxl:=IF(C8=0,0,MAX(SUMPRODUCT(C2:C6,C2:C6)/SUM(C2:C6)-C8,0))" table:style-name="ce8">
            <text:p>86.4</text:p>
          </table:table-cell>
          <table:table-cell office:value-type="float" office:value="4677.0184569432276" table:formula="msoxl:=IF(D8=0,0,MAX(SUMPRODUCT(D2:D6,D2:D6)/SUM(D2:D6)-D8,0))" table:style-name="ce8">
            <text:p>4677.0</text:p>
          </table:table-cell>
          <table:table-cell office:value-type="float" office:value="248.86950766747373" table:formula="msoxl:=IF(E8=0,0,MAX(SUMPRODUCT(E2:E6,E2:E6)/SUM(E2:E6)-E8,0))" table:style-name="ce8">
            <text:p>248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930.4015430567724" table:formula="msoxl:=ABS(MAX(B2:B6)-B8-B9)" table:style-name="ce8">
            <text:p>2930.4</text:p>
          </table:table-cell>
          <table:table-cell office:value-type="float" office:value="46.418082295205693" table:formula="msoxl:=ABS(MAX(C2:C6)-C8-C9)" table:style-name="ce8">
            <text:p>46.4</text:p>
          </table:table-cell>
          <table:table-cell office:value-type="float" office:value="2930.4015430567724" table:formula="msoxl:=ABS(MAX(D2:D6)-D8-D9)" table:style-name="ce8">
            <text:p>2930.4</text:p>
          </table:table-cell>
          <table:table-cell office:value-type="float" office:value="289.41049233252625" table:formula="msoxl:=ABS(MAX(E2:E6)-E8-E9)" table:style-name="ce8">
            <text:p>289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8229.4" table:style-name="ce1">
            <text:p>8229.4</text:p>
          </table:table-cell>
          <table:table-cell office:value-type="float" office:value="589.6" table:style-name="ce1">
            <text:p>589.6</text:p>
          </table:table-cell>
          <table:table-cell office:value-type="float" office:value="8229.4" table:style-name="ce1">
            <text:p>8229.4</text:p>
          </table:table-cell>
          <table:table-cell office:value-type="float" office:value="972.5" table:style-name="ce1">
            <text:p>972.5</text:p>
          </table:table-cell>
          <table:table-cell table:number-columns-repeated="16379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40422.699999999997" table:style-name="ce1">
            <text:p>40422.7</text:p>
          </table:table-cell>
          <table:table-cell office:value-type="float" office:value="92.4" table:style-name="ce1">
            <text:p>92.4</text:p>
          </table:table-cell>
          <table:table-cell office:value-type="float" office:value="40422.699999999997" table:style-name="ce1">
            <text:p>40422.7</text:p>
          </table:table-cell>
          <table:table-cell office:value-type="float" office:value="213.4" table:style-name="ce1">
            <text:p>213.4</text:p>
          </table:table-cell>
          <table:table-cell table:number-columns-repeated="16379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17553.3" table:style-name="ce1">
            <text:p>17553.3</text:p>
          </table:table-cell>
          <table:table-cell office:value-type="float" office:value="325.8" table:style-name="ce1">
            <text:p>325.8</text:p>
          </table:table-cell>
          <table:table-cell office:value-type="float" office:value="17553.3" table:style-name="ce1">
            <text:p>17553.3</text:p>
          </table:table-cell>
          <table:table-cell office:value-type="float" office:value="787.4" table:style-name="ce1">
            <text:p>787.4</text:p>
          </table:table-cell>
          <table:table-cell table:number-columns-repeated="16379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18307" table:style-name="ce1">
            <text:p>18307</text:p>
          </table:table-cell>
          <table:table-cell office:value-type="float" office:value="174" table:style-name="ce1">
            <text:p>174</text:p>
          </table:table-cell>
          <table:table-cell office:value-type="float" office:value="18307" table:style-name="ce1">
            <text:p>18307</text:p>
          </table:table-cell>
          <table:table-cell office:value-type="float" office:value="363.9" table:style-name="ce1">
            <text:p>363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902.48" table:formula="msoxl:=AVERAGE(B2:B6)" table:style-name="ce8">
            <text:p>16902.5</text:p>
          </table:table-cell>
          <table:table-cell office:value-type="float" office:value="237.26" table:formula="msoxl:=AVERAGE(C2:C6)" table:style-name="ce8">
            <text:p>237.3</text:p>
          </table:table-cell>
          <table:table-cell office:value-type="float" office:value="16902.48" table:formula="msoxl:=AVERAGE(D2:D6)" table:style-name="ce8">
            <text:p>16902.5</text:p>
          </table:table-cell>
          <table:table-cell office:value-type="float" office:value="467.62" table:formula="msoxl:=AVERAGE(E2:E6)" table:style-name="ce8">
            <text:p>46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844.717920541832" table:formula="msoxl:=IF(B8=0,0,MAX(SUMPRODUCT(B2:B6,B2:B6)/SUM(B2:B6)-B8,0))" table:style-name="ce8">
            <text:p>10844.7</text:p>
          </table:table-cell>
          <table:table-cell office:value-type="float" office:value="177.98724774508986" table:formula="msoxl:=IF(C8=0,0,MAX(SUMPRODUCT(C2:C6,C2:C6)/SUM(C2:C6)-C8,0))" table:style-name="ce8">
            <text:p>178.0</text:p>
          </table:table-cell>
          <table:table-cell office:value-type="float" office:value="10844.717920541832" table:formula="msoxl:=IF(D8=0,0,MAX(SUMPRODUCT(D2:D6,D2:D6)/SUM(D2:D6)-D8,0))" table:style-name="ce8">
            <text:p>10844.7</text:p>
          </table:table-cell>
          <table:table-cell office:value-type="float" office:value="278.1644360805783" table:formula="msoxl:=IF(E8=0,0,MAX(SUMPRODUCT(E2:E6,E2:E6)/SUM(E2:E6)-E8,0))" table:style-name="ce8">
            <text:p>27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675.502079458165" table:formula="msoxl:=ABS(MAX(B2:B6)-B8-B9)" table:style-name="ce8">
            <text:p>12675.5</text:p>
          </table:table-cell>
          <table:table-cell office:value-type="float" office:value="174.35275225491017" table:formula="msoxl:=ABS(MAX(C2:C6)-C8-C9)" table:style-name="ce8">
            <text:p>174.4</text:p>
          </table:table-cell>
          <table:table-cell office:value-type="float" office:value="12675.502079458165" table:formula="msoxl:=ABS(MAX(D2:D6)-D8-D9)" table:style-name="ce8">
            <text:p>12675.5</text:p>
          </table:table-cell>
          <table:table-cell office:value-type="float" office:value="226.7155639194217" table:formula="msoxl:=ABS(MAX(E2:E6)-E8-E9)" table:style-name="ce8">
            <text:p>226.7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10459.299999999999" table:style-name="ce1">
            <text:p>1045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7" table:style-name="ce1">
            <text:p>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45259.1" table:style-name="ce1">
            <text:p>4525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0352.3" table:style-name="ce1">
            <text:p>2035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265.3" table:style-name="ce1">
            <text:p>2126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6" table:style-name="ce1">
            <text:p>4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8" table:style-name="ce1">
            <text:p>868</text:p>
          </table:table-cell>
          <table:table-cell office:value-type="float" office:value="-1" table:style-name="ce1">
            <text:p>-1</text:p>
          </table:table-cell>
          <table:table-cell office:value-type="float" office:value="4439" table:style-name="ce1">
            <text:p>4439</text:p>
          </table:table-cell>
          <table:table-cell office:value-type="float" office:value="451" table:style-name="ce1">
            <text:p>451</text:p>
          </table:table-cell>
          <table:table-cell office:value-type="float" office:value="-1" table:style-name="ce1">
            <text:p>-1</text:p>
          </table:table-cell>
          <table:table-cell office:value-type="float" office:value="190544" table:style-name="ce1">
            <text:p>1905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45" table:style-name="ce1">
            <text:p>3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table:number-columns-repeated="16346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3" table:style-name="ce1">
            <text:p>1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3" table:style-name="ce1">
            <text:p>-613</text:p>
          </table:table-cell>
          <table:table-cell office:value-type="float" office:value="0" table:style-name="ce1">
            <text:p>0</text:p>
          </table:table-cell>
          <table:table-cell office:value-type="float" office:value="2592" table:style-name="ce1">
            <text:p>2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545" table:style-name="ce1">
            <text:p>-190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46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3" table:style-name="ce1">
            <text:p>2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office:value-type="float" office:value="-4864" table:style-name="ce1">
            <text:p>-4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71" table:style-name="ce1">
            <text:p>-71</text:p>
          </table:table-cell>
          <table:table-cell table:number-columns-repeated="16346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8" table:style-name="ce1">
            <text:p>3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office:value-type="float" office:value="6964" table:style-name="ce1">
            <text:p>6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table:number-columns-repeated="16346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6" table:style-name="ce1">
            <text:p>2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6" table:style-name="ce1">
            <text:p>1206</text:p>
          </table:table-cell>
          <table:table-cell office:value-type="float" office:value="0" table:style-name="ce1">
            <text:p>0</text:p>
          </table:table-cell>
          <table:table-cell office:value-type="float" office:value="-2093" table:style-name="ce1">
            <text:p>-2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1397" table:style-name="ce1">
            <text:p>191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7" table:style-name="ce1">
            <text:p>-27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9M35.000S" table:style-name="ce9">
            <text:p>11:09:35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9M35.000S" table:style-name="ce10">
            <text:p>11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10M5.000S" table:style-name="ce9">
            <text:p>11:10:05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10M5.000S" table:style-name="ce10">
            <text:p>11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10M35.000S" table:style-name="ce9">
            <text:p>11:10:35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10M35.000S" table:style-name="ce10">
            <text:p>11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11M5.000S" table:style-name="ce9">
            <text:p>11:11:05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11M5.000S" table:style-name="ce10">
            <text:p>11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11M35.000S" table:style-name="ce9">
            <text:p>11:11:35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11M35.000S" table:style-name="ce10">
            <text:p>11:11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5.6" table:style-name="ce1">
            <text:p>5.6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92.7" table:style-name="ce1">
            <text:p>92.7</text:p>
          </table:table-cell>
          <table:table-cell office:value-type="float" office:value="6.8999999999999995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25.4" table:style-name="ce1">
            <text:p>25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70.2" table:style-name="ce1">
            <text:p>70.2</text:p>
          </table:table-cell>
          <table:table-cell office:value-type="float" office:value="29.799999999999997" table:style-name="ce1">
            <text:p>29.8</text:p>
          </table:table-cell>
          <table:table-cell table:number-columns-repeated="1637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16" table:style-name="ce1">
            <text:p>16</text:p>
          </table:table-cell>
          <table:table-cell office:value-type="float" office:value="0.2" table:style-name="ce1">
            <text:p>0.2</text:p>
          </table:table-cell>
          <table:table-cell office:value-type="float" office:value="4.7" table:style-name="ce1">
            <text:p>4.7</text:p>
          </table:table-cell>
          <table:table-cell office:value-type="float" office:value="95.1" table:style-name="ce1">
            <text:p>95.1</text:p>
          </table:table-cell>
          <table:table-cell table:number-columns-repeated="1637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49.7" table:style-name="ce1">
            <text:p>49.7</text:p>
          </table:table-cell>
          <table:table-cell office:value-type="float" office:value="20.7" table:style-name="ce1">
            <text:p>20.7</text:p>
          </table:table-cell>
          <table:table-cell office:value-type="float" office:value="0.1" table:style-name="ce1">
            <text:p>0.1</text:p>
          </table:table-cell>
          <table:table-cell office:value-type="float" office:value="29.5" table:style-name="ce1">
            <text:p>29.5</text:p>
          </table:table-cell>
          <table:table-cell office:value-type="float" office:value="70.400000000000006" table:style-name="ce1">
            <text:p>70.4</text:p>
          </table:table-cell>
          <table:table-cell table:number-columns-repeated="1637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4.3" table:style-name="ce1">
            <text:p>14.3</text:p>
          </table:table-cell>
          <table:table-cell office:value-type="float" office:value="0.1" table:style-name="ce1">
            <text:p>0.1</text:p>
          </table:table-cell>
          <table:table-cell office:value-type="float" office:value="46.9" table:style-name="ce1">
            <text:p>46.9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11.34" table:style-name="ce1">
            <text:p>11.34</text:p>
          </table:table-cell>
          <table:table-cell office:value-type="float" office:value="0.18" table:style-name="ce1">
            <text:p>0.18</text:p>
          </table:table-cell>
          <table:table-cell office:value-type="float" office:value="48.8" table:style-name="ce1">
            <text:p>48.8</text:p>
          </table:table-cell>
          <table:table-cell office:value-type="float" office:value="51.04" table:style-name="ce1">
            <text:p>51.0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5.7" table:style-name="ce1">
            <text:p>5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92.7" table:style-name="ce1">
            <text:p>92.7</text:p>
          </table:table-cell>
          <table:table-cell office:value-type="float" office:value="6.8000000000000007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33.1" table:style-name="ce1">
            <text:p>33.1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60.6" table:style-name="ce1">
            <text:p>60.6</text:p>
          </table:table-cell>
          <table:table-cell office:value-type="float" office:value="39.4" table:style-name="ce1">
            <text:p>39.4</text:p>
          </table:table-cell>
          <table:table-cell table:number-columns-repeated="1637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54.8" table:style-name="ce1">
            <text:p>54.8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199999999999989" table:style-name="ce1">
            <text:p>75.2</text:p>
          </table:table-cell>
          <table:table-cell table:number-columns-repeated="1637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41.3" table:style-name="ce1">
            <text:p>41.3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42.8" table:style-name="ce1">
            <text:p>42.8</text:p>
          </table:table-cell>
          <table:table-cell office:value-type="float" office:value="57.199999999999996" table:style-name="ce1">
            <text:p>57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96" table:style-name="ce1">
            <text:p>41.96</text:p>
          </table:table-cell>
          <table:table-cell office:value-type="float" office:value="11.94" table:style-name="ce1">
            <text:p>11.94</text:p>
          </table:table-cell>
          <table:table-cell office:value-type="float" office:value="0.12" table:style-name="ce1">
            <text:p>0.12</text:p>
          </table:table-cell>
          <table:table-cell office:value-type="float" office:value="46" table:style-name="ce1">
            <text:p>46</text:p>
          </table:table-cell>
          <table:table-cell office:value-type="float" office:value="53.9" table:style-name="ce1">
            <text:p>53.9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4.2" table:style-name="ce1">
            <text:p>4.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94.6" table:style-name="ce1">
            <text:p>94.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33" table:style-name="ce1">
            <text:p>33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61.8" table:style-name="ce1">
            <text:p>61.8</text:p>
          </table:table-cell>
          <table:table-cell office:value-type="float" office:value="38.200000000000003" table:style-name="ce1">
            <text:p>38.2</text:p>
          </table:table-cell>
          <table:table-cell table:number-columns-repeated="1637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8" table:style-name="ce1">
            <text:p>90.8</text:p>
          </table:table-cell>
          <table:table-cell table:number-columns-repeated="1637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52.9" table:style-name="ce1">
            <text:p>52.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19.3" table:style-name="ce1">
            <text:p>19.3</text:p>
          </table:table-cell>
          <table:table-cell office:value-type="float" office:value="0.1" table:style-name="ce1">
            <text:p>0.1</text:p>
          </table:table-cell>
          <table:table-cell office:value-type="float" office:value="43.8" table:style-name="ce1">
            <text:p>43.8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179999999999993" table:style-name="ce1">
            <text:p>40.18</text:p>
          </table:table-cell>
          <table:table-cell office:value-type="float" office:value="12.219999999999999" table:style-name="ce1">
            <text:p>12.22</text:p>
          </table:table-cell>
          <table:table-cell office:value-type="float" office:value="0.1" table:style-name="ce1">
            <text:p>0.1</text:p>
          </table:table-cell>
          <table:table-cell office:value-type="float" office:value="47.48" table:style-name="ce1">
            <text:p>47.48</text:p>
          </table:table-cell>
          <table:table-cell office:value-type="float" office:value="52.4" table:style-name="ce1">
            <text:p>52.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9M35.000S" table:style-name="ce9">
            <text:p>11:09:35</text:p>
          </table:table-cell>
          <table:table-cell office:value-type="float" office:value="3.9" table:style-name="ce1">
            <text:p>3.9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5.3" table:style-name="ce1">
            <text:p>95.3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4467H10M5.000S" table:style-name="ce9">
            <text:p>11:10:05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2.1" table:style-name="ce1">
            <text:p>62.1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office:value-type="time" office:time-value="PT984467H10M35.000S" table:style-name="ce9">
            <text:p>11:10:35</text:p>
          </table:table-cell>
          <table:table-cell office:value-type="float" office:value="79.2" table:style-name="ce1">
            <text:p>79.2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9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4467H11M5.000S" table:style-name="ce9">
            <text:p>11:11:05</text:p>
          </table:table-cell>
          <table:table-cell office:value-type="float" office:value="53.3" table:style-name="ce1">
            <text:p>53.3</text:p>
          </table:table-cell>
          <table:table-cell office:value-type="float" office:value="18.8" table:style-name="ce1">
            <text:p>18.8</text:p>
          </table:table-cell>
          <table:table-cell office:value-type="float" office:value="0.3" table:style-name="ce1">
            <text:p>0.3</text:p>
          </table:table-cell>
          <table:table-cell office:value-type="float" office:value="27.5" table:style-name="ce1">
            <text:p>27.5</text:p>
          </table:table-cell>
          <table:table-cell office:value-type="float" office:value="72.099999999999994" table:style-name="ce1">
            <text:p>72.1</text:p>
          </table:table-cell>
          <table:table-cell table:number-columns-repeated="16378"/>
        </table:table-row>
        <table:table-row table:style-name="ro1">
          <table:table-cell office:value-type="time" office:time-value="PT984467H11M35.000S" table:style-name="ce9">
            <text:p>11:11:35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" table:style-name="ce1">
            <text:p>0</text:p>
          </table:table-cell>
          <table:table-cell office:value-type="float" office:value="41.8" table:style-name="ce1">
            <text:p>41.8</text:p>
          </table:table-cell>
          <table:table-cell office:value-type="float" office:value="58.300000000000004" table:style-name="ce1">
            <text:p>58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919999999999995" table:style-name="ce1">
            <text:p>41.92</text:p>
          </table:table-cell>
          <table:table-cell office:value-type="float" office:value="11.66" table:style-name="ce1">
            <text:p>11.66</text:p>
          </table:table-cell>
          <table:table-cell office:value-type="float" office:value="0.1" table:style-name="ce1">
            <text:p>0.1</text:p>
          </table:table-cell>
          <table:table-cell office:value-type="float" office:value="46.36" table:style-name="ce1">
            <text:p>46.36</text:p>
          </table:table-cell>
          <table:table-cell office:value-type="float" office:value="53.58" table:style-name="ce1">
            <text:p>53.5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20T07:48:22Z</meta:creation-date>
    <dc:date>2012-04-20T07:51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26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26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260_Threads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26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26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26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